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C00000413A3296C826F95F994.png" manifest:media-type="image/png"/>
  <manifest:file-entry manifest:full-path="Pictures/100002010000078000000438759E7E067B815FA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8d28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53cm" svg:stroke-color="#8d281e" draw:marker-start="" draw:marker-start-width="0.279cm" draw:marker-end-width="0.279cm" draw:fill="none" draw:opacity="100%" draw:textarea-horizontal-align="justify" draw:textarea-vertical-align="middle" draw:auto-grow-height="false" fo:min-height="0.888cm" fo:min-width="1.046cm" fo:padding-top="0.151cm" fo:padding-bottom="0.151cm" fo:padding-left="0.276cm" fo:padding-right="0.276cm" draw:shadow="hidden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098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468cm" svg:height="3.638cm" svg:x="1cm" svg:y="1cm">
          <draw:image xlink:href="Pictures/100002010000078000000438759E7E067B815FA0.png" xlink:type="simple" xlink:show="embed" xlink:actuate="onLoad" loext:mime-type="image/png">
            <text:p/>
          </draw:image>
        </draw:frame>
        <draw:line draw:style-name="gr2" draw:text-style-name="P1" draw:layer="layout" svg:x1="7.479cm" svg:y1="3.44cm" svg:x2="25.281cm" svg:y2="5.001cm">
          <text:p/>
        </draw:line>
        <draw:line draw:style-name="gr2" draw:text-style-name="P1" draw:layer="layout" svg:x1="5.874cm" svg:y1="4.635cm" svg:x2="7.639cm" svg:y2="19.323cm">
          <text:p/>
        </draw:line>
        <draw:line draw:style-name="gr2" draw:text-style-name="P1" draw:layer="layout" svg:x1="7.488cm" svg:y1="4.644cm" svg:x2="25.136cm" svg:y2="19.193cm">
          <text:p/>
        </draw:line>
        <draw:custom-shape draw:style-name="gr3" draw:text-style-name="P2" draw:layer="layout" svg:width="1.598cm" svg:height="1.19cm" svg:x="5.878cm" svg:y="3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7.679cm" svg:height="14.346cm" svg:x="7.629cm" svg:y="4.994cm">
          <draw:image xlink:href="Pictures/100002010000038C00000413A3296C826F95F99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4:50:49.397109378</meta:creation-date>
    <dc:date>2019-10-31T08:33:27.935085050</dc:date>
    <meta:editing-duration>PT8M41S</meta:editing-duration>
    <meta:editing-cycles>3</meta:editing-cycles>
    <meta:generator>LibreOffice/6.1.5.2$Linux_X86_64 LibreOffice_project/10$Build-2</meta:generator>
    <meta:document-statistic meta:object-count="6"/>
  </office:meta>
</office:document-meta>
</file>